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22.33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Bussy Waitting</text:p>
          </table:table-cell>
          <table:table-cell office:value-type="string" calcext:value-type="string">
            <text:p>Mutex</text:p>
          </table:table-cell>
          <table:table-cell table:number-columns-repeated="5"/>
          <table:table-cell table:style-name="ce1" office:value-type="string" calcext:value-type="string">
            <text:p>threads</text:p>
          </table:table-cell>
          <table:table-cell office:value-type="string" calcext:value-type="string">
            <text:p>Read-Write</text:p>
          </table:table-cell>
          <table:table-cell table:style-name="ce1" office:value-type="string" calcext:value-type="string">
            <text:p>Mute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3" calcext:value-type="float">
            <text:p>0.000103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107" calcext:value-type="float">
            <text:p>0.1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147" calcext:value-type="float">
            <text:p>0.000147</text:p>
          </table:table-cell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19" calcext:value-type="float">
            <text:p>0.0019</text:p>
          </table:table-cell>
          <table:table-cell table:style-name="ce1" office:value-type="float" office:value="0.123" calcext:value-type="float">
            <text:p>0.1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285" calcext:value-type="float">
            <text:p>0.000285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1.0089" calcext:value-type="float">
            <text:p>1.00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332" calcext:value-type="float">
            <text:p>0.000332</text:p>
          </table:table-cell>
          <table:table-cell table:number-columns-repeated="5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72" calcext:value-type="float">
            <text:p>0.072</text:p>
          </table:table-cell>
          <table:table-cell table:style-name="ce1" office:value-type="float" office:value="0.511" calcext:value-type="float">
            <text:p>0.5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8403" calcext:value-type="float">
            <text:p>0.258403</text:p>
          </table:table-cell>
          <table:table-cell office:value-type="float" office:value="0.000532" calcext:value-type="float">
            <text:p>0.000532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63941" calcext:value-type="float">
            <text:p>0.663941</text:p>
          </table:table-cell>
          <table:table-cell office:value-type="float" office:value="0.000893" calcext:value-type="float">
            <text:p>0.00089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389217" calcext:value-type="float">
            <text:p>2.389217</text:p>
          </table:table-cell>
          <table:table-cell office:value-type="float" office:value="0.002509" calcext:value-type="float">
            <text:p>0.002509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1" table:number-rows-spanned="2">
            <text:p>Threads</text:p>
          </table:table-cell>
          <table:table-cell table:style-name="ce2" office:value-type="string" calcext:value-type="string" table:number-columns-spanned="2" table:number-rows-spanned="1">
            <text:p>8000000x8</text:p>
          </table:table-cell>
          <table:covered-table-cell/>
          <table:table-cell table:style-name="ce2" office:value-type="string" calcext:value-type="string" table:number-columns-spanned="2" table:number-rows-spanned="1">
            <text:p>8000x8000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8x8000000</text:p>
          </table:table-cell>
          <table:covered-table-cell table:style-name="ce1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office:value-type="string" calcext:value-type="string">
            <text:p>eficiencia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eficiencia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eficienci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style-name="ce3" table:formula="of:=[.B12]/([.A12]*[.B12])" office:value-type="float" office:value="1" calcext:value-type="float">
            <text:p>1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table:formula="of:=[.D12]/([.C12]*[.D12])" office:value-type="float" office:value="1" calcext:value-type="float">
            <text:p>1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table:formula="of:=[.F12]/([.E12]*[.F1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4" calcext:value-type="float">
            <text:p>0.174</text:p>
          </table:table-cell>
          <table:table-cell table:formula="of:=[.B12]/([.A13]*[.B13])" office:value-type="float" office:value="1.1264367816092" calcext:value-type="float">
            <text:p>1.1264367816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table:formula="of:=[.D13]/([.A13]*[.D13])" office:value-type="float" office:value="0.5" calcext:value-type="float">
            <text:p>0.5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table:formula="of:=[.F12]/([.A13]*[.F13])" office:value-type="float" office:value="0.622641509433962" calcext:value-type="float">
            <text:p>0.6226415094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table:formula="of:=[.B12]/([.A14]*[.B14])" office:value-type="float" office:value="0.6125" calcext:value-type="float">
            <text:p>0.6125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table:formula="of:=[.D12]/([.A14]*[.D14])" office:value-type="float" office:value="0.442622950819672" calcext:value-type="float">
            <text:p>0.442622950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table:formula="of:=[.F12]/([.A14]*[.F14])" office:value-type="float" office:value="0.275" calcext:value-type="float">
            <text:p>0.27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1:43:13.7369848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0:32:13.657784749</meta:creation-date>
    <dc:date>2018-04-24T11:46:52.495250815</dc:date>
    <meta:editing-duration>PT5M48S</meta:editing-duration>
    <meta:editing-cycles>3</meta:editing-cycles>
    <meta:generator>LibreOffice/5.1.6.2$Linux_X86_64 LibreOffice_project/10m0$Build-2</meta:generator>
    <meta:document-statistic meta:table-count="1" meta:cell-count="70" meta:object-count="0"/>
  </office:meta>
</office:document-meta>
</file>